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29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PAIRING THE TEMPLE (29:1-3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PAIRING THE TEMPLE (29:1-36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Temple overseers (29:4-1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Temple overseers (29:4-1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challenge to the Levites (29:4-1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cleansing by the Levites (29:12-1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REPAIRING THE TEMPLE (29:1-36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Temple overseers (29:4-1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Temple offerings (29:20-3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Temple offerings (29:20-36):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acrifices (29:20-2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ging (29:25-30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sum total (29:31-3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REPAIRING THE TEMPLE (29:1-36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Temple overseers (29:4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Temple offerings (29:20-3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CHRONICLES 29-31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REPAIRING THE TEMPLE (29:1-36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REINSTITUTING PASSOVER (30:1-27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REINSTITUTING PASSOVER (30:1-27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The request (30:1-5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The request (30:1-5)<text:s text:c="1"/></text:span><text:span text:style-name="a540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What (30: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When (30:2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Why (30:3-4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Who (30:5): An invitation is made to all Israel, from Dan to Beersheba!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REINSTITUTING PASSOVER (30:1-27)<text:s text:c="1"/></text:span><text:span text:style-name="a561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request (30:1-5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reminder (30:6-9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response (30:10-12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response (30:10-12)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Many mockingly reject the invitation (30:10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Some humbly accept the invitation (30:11-12).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REINSTITUTING PASSOVER (30:1-27)<text:s text:c="1"/></text:span><text:span text:style-name="a594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request (30:1-5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reminder (30:6-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sponse (30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vival (30:13-14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egulation (30:15-20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joicing (30:21-2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2 CHRONICLES 29-31<text:s text:c="1"/></text:span><text:span text:style-name="a621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REPAIRING THE TEMPLE (29:1-3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REINSTITUTING PASSOVER (30:1-27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REORGANIZING THE PRIESTS AND LEVITES (31:1-3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REQUIRING THE PEOPLE TO TITHE (31:4-21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REQUIRING THE PEOPLE TO TITHE (31:4-21):<text:s text:c="1"/></text:span><text:span text:style-name="a642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ason (31: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sponse (31:5-10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reassignments (31:11-21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2 CHRONICLES 29-31<text:s text:c="1"/></text:span><text:span text:style-name="a660" text:class-names=""/></text:p>
          </draw:text-box>
          <svg:title/>
          <svg:desc/>
        </draw:frame>
        <draw:frame draw:id="id112" presentation:style-name="a678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REPAIRING THE TEMPLE (29:1-36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REINSTITUTING PASSOVER (30:1-27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REORGANIZING THE PRIESTS AND LEVITES (31:1-3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REQUIRING THE PEOPLE TO TITHE (31:4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29-31 </dc:title>
    <meta:initial-creator>David STRICKLAND</meta:initial-creator>
    <dc:creator>David STRICKLAND</dc:creator>
    <meta:creation-date>2020-02-22T19:24:28Z</meta:creation-date>
    <dc:date>2020-02-22T19:24:29Z</dc:date>
    <meta:template xlink:href="BibleStudy" xlink:type="simple"/>
    <meta:editing-cycles>1</meta:editing-cycles>
    <meta:editing-duration>PT0S</meta:editing-duration>
    <meta:document-statistic meta:paragraph-count="55" meta:word-count="351"/>
  </office:meta>
</office:document-meta>
</file>